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0.459cm"/>
    </style:style>
    <style:style style:name="co10" style:family="table-column">
      <style:table-column-properties fo:break-before="auto" style:column-width="1.658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0.847cm"/>
    </style:style>
    <style:style style:name="co14" style:family="table-column">
      <style:table-column-properties fo:break-before="auto" style:column-width="2.822cm"/>
    </style:style>
    <style:style style:name="ro5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91pt solid #000000" fo:padding="0.071cm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31pt solid #000000" style:diagonal-bl-tr="none" style:diagonal-tl-br="none" fo:border-left="0.91pt solid #000000" fo:padding="0.071cm" fo:border-right="0.91pt solid #000000" style:rotation-align="none" fo:border-top="0.9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0.31pt solid #000000" style:diagonal-bl-tr="none" style:diagonal-tl-br="none" fo:border-left="0.91pt solid #000000" fo:padding="0.071cm" fo:border-right="0.91pt solid #000000" style:rotation-align="none" fo:border-top="0.3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0.91pt solid #000000" style:diagonal-bl-tr="none" style:diagonal-tl-br="none" fo:border-left="0.91pt solid #000000" fo:padding="0.071cm" fo:border-right="0.91pt solid #000000" style:rotation-align="none" fo:border-top="0.3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0.3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0.9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0.3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9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fo:background-color="#ff99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 style:data-style-name="N134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134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000000" fo:background-color="#ff99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1pt solid #000000" fo:background-color="#ff99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21"/>
        <table:table-column table:style-name="co2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6" table:default-cell-style-name="ce5"/>
        <table:table-column table:style-name="co14" table:number-columns-repeated="238" table:default-cell-style-name="ce5"/>
        <table:table-column table:style-name="co14" table:number-columns-repeated="767" table:default-cell-style-name="Default"/>
        <table:table-row table:style-name="ro2">
          <table:table-cell table:style-name="ce1" office:value-type="string">
            <text:p>k1</text:p>
          </table:table-cell>
          <table:table-cell table:style-name="ce1" office:value-type="string">
            <text:p>b</text:p>
          </table:table-cell>
          <table:table-cell table:style-name="ce1" office:value-type="string" table:number-columns-spanned="4" table:number-rows-spanned="1">
            <text:p>N</text:p>
          </table:table-cell>
          <table:covered-table-cell table:number-columns-repeated="3" table:style-name="ce1"/>
          <table:table-cell table:style-name="ce1" office:value-type="string" table:number-columns-spanned="4" table:number-rows-spanned="1">
            <text:p>avdl</text:p>
          </table:table-cell>
          <table:covered-table-cell table:number-columns-repeated="3" table:style-name="ce1"/>
          <table:table-cell/>
          <table:table-cell table:style-name="ce21"/>
          <table:table-cell/>
          <table:table-cell table:style-name="ce22" office:value-type="string">
            <text:p>a</text:p>
          </table:table-cell>
          <table:table-cell table:style-name="ce30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6" office:value-type="string">
            <text:p>e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5">
            <text:p>0,5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élt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bs</text:p>
          </table:table-cell>
          <table:table-cell table:style-name="ce1" office:value-type="string">
            <text:p>élt</text:p>
          </table:table-cell>
          <table:table-cell table:number-columns-repeated="3"/>
          <table:table-cell table:style-name="ce1" office:value-type="string" table:number-columns-spanned="5" table:number-rows-spanned="1">
            <text:p>tfs</text:p>
          </table:table-cell>
          <table:covered-table-cell table:number-columns-repeated="3" table:style-name="ce35"/>
          <table:covered-table-cell table:style-name="ce41"/>
          <table:table-cell table:style-name="ce44" office:value-type="string">
            <text:p>dl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α title</text:p>
          </table:table-cell>
          <table:table-cell table:style-name="ce3"/>
          <table:table-cell table:style-name="ce20" office:value-type="float" office:value="1000">
            <text:p>1000</text:p>
          </table:table-cell>
          <table:table-cell table:style-name="ce29" office:value-type="float" office:value="1000">
            <text:p>1000</text:p>
          </table:table-cell>
          <table:table-cell table:style-name="ce29" office:value-type="float" office:value="800">
            <text:p>800</text:p>
          </table:table-cell>
          <table:table-cell table:style-name="ce2" table:formula="of:=SUM( [.C3:.E3])" office:value-type="float" office:value="2800">
            <text:p>280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3">
            <text:p>3</text:p>
          </table:table-cell>
          <table:table-cell table:style-name="ce2" table:formula="of:=17000/800" office:value-type="float" office:value="21.25">
            <text:p>21,25</text:p>
          </table:table-cell>
          <table:table-cell table:style-name="ce2" table:formula="of:=2*[.G3]*[.C3]/[.F3]" office:value-type="float" office:value="14.2857142857143">
            <text:p>14,2857142857</text:p>
          </table:table-cell>
          <table:table-cell/>
          <table:table-cell table:style-name="ce44" office:value-type="string" table:number-columns-spanned="1" table:number-rows-spanned="3">
            <text:p>d1</text:p>
          </table:table-cell>
          <table:table-cell table:style-name="ce12" office:value-type="string">
            <text:p>title</text:p>
          </table:table-cell>
          <table:table-cell table:style-name="ce46"/>
          <table:table-cell table:style-name="ce52"/>
          <table:table-cell table:style-name="ce52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1" table:formula="of:=SUM([.N3:.R3])" office:value-type="float" office:value="8">
            <text:p>8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α abs</text:p>
          </table:table-cell>
          <table:table-cell table:style-name="ce3"/>
          <table:table-cell table:number-columns-repeated="9"/>
          <table:covered-table-cell table:style-name="ce8"/>
          <table:table-cell table:style-name="ce13" office:value-type="string">
            <text:p>abs</text:p>
          </table:table-cell>
          <table:table-cell table:style-name="ce47" office:value-type="float" office:value="1">
            <text:p>1</text:p>
          </table:table-cell>
          <table:table-cell table:number-columns-repeated="2" table:style-name="ce53"/>
          <table:table-cell table:style-name="ce53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61" table:formula="of:=SUM([.N4:.R4])" office:value-type="float" office:value="3">
            <text:p>3</text:p>
          </table:table-cell>
          <table:table-cell table:number-columns-repeated="1005"/>
        </table:table-row>
        <table:table-row table:style-name="ro3">
          <table:table-cell table:style-name="ce4" table:number-columns-repeated="2"/>
          <table:table-cell table:number-columns-repeated="9"/>
          <table:covered-table-cell table:style-name="ce8"/>
          <table:table-cell table:style-name="ce13" office:value-type="string">
            <text:p>article</text:p>
          </table:table-cell>
          <table:table-cell table:style-name="ce48" table:formula="of:=SUM([.N3:.N4])" office:value-type="float" office:value="1">
            <text:p>1</text:p>
          </table:table-cell>
          <table:table-cell table:style-name="ce54" table:formula="of:=SUM([.O3:.O4])" office:value-type="float" office:value="0">
            <text:p>0</text:p>
          </table:table-cell>
          <table:table-cell table:style-name="ce54" table:formula="of:=SUM([.P3:.P4])" office:value-type="float" office:value="1">
            <text:p>1</text:p>
          </table:table-cell>
          <table:table-cell table:style-name="ce54" table:formula="of:=SUM([.Q3:.Q4])" office:value-type="float" office:value="4">
            <text:p>4</text:p>
          </table:table-cell>
          <table:table-cell table:style-name="ce58" table:formula="of:=SUM([.R3:.R4])" office:value-type="float" office:value="5">
            <text:p>5</text:p>
          </table:table-cell>
          <table:table-cell table:style-name="ce61" table:formula="of:=SUM([.N5:.R5])" office:value-type="float" office:value="11">
            <text:p>11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22" office:value-type="string">
            <text:p>a</text:p>
          </table:table-cell>
          <table:table-cell table:style-name="ce30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6" office:value-type="string">
            <text:p>e</text:p>
          </table:table-cell>
          <table:table-cell table:number-columns-repeated="4"/>
          <table:table-cell table:style-name="ce44" office:value-type="string" table:number-columns-spanned="1" table:number-rows-spanned="3">
            <text:p>d2</text:p>
          </table:table-cell>
          <table:table-cell table:style-name="ce12" office:value-type="string">
            <text:p>title</text:p>
          </table:table-cell>
          <table:table-cell table:style-name="ce46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number-columns-repeated="2" table:style-name="ce52"/>
          <table:table-cell table:style-name="ce56"/>
          <table:table-cell table:style-name="ce61" table:formula="of:=SUM([.N6:.R6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7" office:value-type="string" table:number-columns-spanned="5" table:number-rows-spanned="1">
            <text:p>dfs</text:p>
          </table:table-cell>
          <table:covered-table-cell table:number-columns-repeated="3" table:style-name="ce31"/>
          <table:covered-table-cell table:style-name="ce37"/>
          <table:table-cell table:number-columns-repeated="4"/>
          <table:covered-table-cell table:style-name="ce8"/>
          <table:table-cell table:style-name="ce13" office:value-type="string">
            <text:p>abs</text:p>
          </table:table-cell>
          <table:table-cell table:style-name="ce49"/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59"/>
          <table:table-cell table:style-name="ce61" table:formula="of:=SUM([.N7:.R7])" office:value-type="float" office:value="3">
            <text:p>3</text:p>
          </table:table-cell>
          <table:table-cell table:number-columns-repeated="1005"/>
        </table:table-row>
        <table:table-row table:style-name="ro4">
          <table:table-cell/>
          <table:table-cell table:style-name="ce12" office:value-type="string">
            <text:p>title</text:p>
          </table:table-cell>
          <table:table-cell table:style-name="ce23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style-name="ce38" office:value-type="float" office:value="100">
            <text:p>100</text:p>
          </table:table-cell>
          <table:table-cell table:number-columns-repeated="4"/>
          <table:covered-table-cell table:style-name="ce8"/>
          <table:table-cell table:style-name="ce15" office:value-type="string">
            <text:p>article</text:p>
          </table:table-cell>
          <table:table-cell table:style-name="ce48" table:formula="of:=SUM([.N6:.N7])" office:value-type="float" office:value="1">
            <text:p>1</text:p>
          </table:table-cell>
          <table:table-cell table:style-name="ce54" table:formula="of:=SUM([.O6:.O7])" office:value-type="float" office:value="4">
            <text:p>4</text:p>
          </table:table-cell>
          <table:table-cell table:style-name="ce54" table:formula="of:=SUM([.P6:.P7])" office:value-type="float" office:value="1">
            <text:p>1</text:p>
          </table:table-cell>
          <table:table-cell table:style-name="ce54"/>
          <table:table-cell table:style-name="ce60"/>
          <table:table-cell table:style-name="ce61" table:formula="of:=SUM([.N8:.R8])" office:value-type="float" office:value="6">
            <text:p>6</text:p>
          </table:table-cell>
          <table:table-cell table:number-columns-repeated="1005"/>
        </table:table-row>
        <table:table-row table:style-name="ro3">
          <table:table-cell table:style-name="ce6"/>
          <table:table-cell table:style-name="ce13" office:value-type="string">
            <text:p>abs</text:p>
          </table:table-cell>
          <table:table-cell table:style-name="ce24" office:value-type="float" office:value="8">
            <text:p>8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20">
            <text:p>20</text:p>
          </table:table-cell>
          <table:table-cell table:style-name="ce39" office:value-type="float" office:value="180">
            <text:p>180</text:p>
          </table:table-cell>
          <table:table-cell table:number-columns-repeated="4"/>
          <table:table-cell table:style-name="ce45"/>
          <table:table-cell table:style-name="ce16" office:value-type="string">
            <text:p>d1</text:p>
          </table:table-cell>
          <table:table-cell table:style-name="ce50" table:formula="of:=[.N5]" office:value-type="float" office:value="1">
            <text:p>1</text:p>
          </table:table-cell>
          <table:table-cell table:style-name="ce50" table:formula="of:=[.O5]" office:value-type="float" office:value="0">
            <text:p>0</text:p>
          </table:table-cell>
          <table:table-cell table:style-name="ce50" table:formula="of:=[.P5]" office:value-type="float" office:value="1">
            <text:p>1</text:p>
          </table:table-cell>
          <table:table-cell table:style-name="ce50" table:formula="of:=[.Q5]" office:value-type="float" office:value="4">
            <text:p>4</text:p>
          </table:table-cell>
          <table:table-cell table:style-name="ce50" table:formula="of:=[.R5]" office:value-type="float" office:value="5">
            <text:p>5</text:p>
          </table:table-cell>
          <table:table-cell table:style-name="ce61" table:formula="of:=SUM([.N9:.R9])" office:value-type="float" office:value="11">
            <text:p>11</text:p>
          </table:table-cell>
          <table:table-cell table:number-columns-repeated="1005"/>
        </table:table-row>
        <table:table-row table:style-name="ro3">
          <table:table-cell table:style-name="ce6"/>
          <table:table-cell table:style-name="ce14" office:value-type="string">
            <text:p>article</text:p>
          </table:table-cell>
          <table:table-cell table:style-name="ce25" office:value-type="float" office:value="10">
            <text:p>10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24">
            <text:p>24</text:p>
          </table:table-cell>
          <table:table-cell table:style-name="ce40" office:value-type="float" office:value="250">
            <text:p>250</text:p>
          </table:table-cell>
          <table:table-cell table:number-columns-repeated="4"/>
          <table:table-cell table:style-name="ce10"/>
          <table:table-cell table:style-name="ce14" office:value-type="string">
            <text:p>d2</text:p>
          </table:table-cell>
          <table:table-cell table:style-name="ce51" table:formula="of:=[.N8]" office:value-type="float" office:value="1">
            <text:p>1</text:p>
          </table:table-cell>
          <table:table-cell table:style-name="ce51" table:formula="of:=[.O8]" office:value-type="float" office:value="4">
            <text:p>4</text:p>
          </table:table-cell>
          <table:table-cell table:style-name="ce51" table:formula="of:=[.P8]" office:value-type="float" office:value="1">
            <text:p>1</text:p>
          </table:table-cell>
          <table:table-cell table:style-name="ce51" table:formula="of:=[.Q8]" office:value-type="float" office:value="0">
            <text:p>0</text:p>
          </table:table-cell>
          <table:table-cell table:style-name="ce51" table:formula="of:=[.R8]" office:value-type="float" office:value="0">
            <text:p>0</text:p>
          </table:table-cell>
          <table:table-cell table:style-name="ce61" table:formula="of:=SUM([.N10:.R10])" office:value-type="float" office:value="6">
            <text:p>6</text:p>
          </table:table-cell>
          <table:table-cell table:number-columns-repeated="1005"/>
        </table:table-row>
        <table:table-row table:style-name="ro3">
          <table:table-cell table:style-name="ce6"/>
          <table:table-cell table:style-name="ce15" office:value-type="string">
            <text:p>élément</text:p>
          </table:table-cell>
          <table:table-cell table:style-name="ce26" table:formula="of:=SUM([.C8:.C10])" office:value-type="float" office:value="23">
            <text:p>23</text:p>
          </table:table-cell>
          <table:table-cell table:style-name="ce26" table:formula="of:=SUM([.D8:.D10])" office:value-type="float" office:value="55">
            <text:p>55</text:p>
          </table:table-cell>
          <table:table-cell table:style-name="ce26" table:formula="of:=SUM([.E8:.E10])" office:value-type="float" office:value="25">
            <text:p>25</text:p>
          </table:table-cell>
          <table:table-cell table:style-name="ce26" table:formula="of:=SUM([.F8:.F10])" office:value-type="float" office:value="54">
            <text:p>54</text:p>
          </table:table-cell>
          <table:table-cell table:style-name="ce26" table:formula="of:=SUM([.G8:.G10])" office:value-type="float" office:value="530">
            <text:p>530</text:p>
          </table:table-cell>
          <table:table-cell table:number-columns-repeated="4"/>
          <table:table-cell table:style-name="ce11"/>
          <table:table-cell table:style-name="ce14" office:value-type="string">
            <text:p>q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table:number-columns-spanned="5" table:number-rows-spanned="1">
            <text:p>ltn</text:p>
          </table:table-cell>
          <table:covered-table-cell table:number-columns-repeated="3" table:style-name="ce35"/>
          <table:covered-table-cell table:style-name="ce41"/>
          <table:table-cell table:style-name="ce1" office:value-type="string">
            <text:p>score(d, q)</text:p>
          </table:table-cell>
          <table:table-cell table:number-columns-repeated="10"/>
          <table:table-cell table:style-name="ce21"/>
          <table:table-cell table:number-columns-repeated="1005"/>
        </table:table-row>
        <table:table-row table:style-name="ro6">
          <table:table-cell table:style-name="ce7" office:value-type="string" table:number-columns-spanned="1" table:number-rows-spanned="3">
            <text:p>d1</text:p>
          </table:table-cell>
          <table:table-cell table:style-name="ce16" office:value-type="string">
            <text:p>title</text:p>
          </table:table-cell>
          <table:table-cell table:style-name="ce27" table:formula="of:=IF([.N3]=0; 0 ; (1+LOG([.N3]))*LOG( [.$D$3]/[.C8]) )" office:value-type="float" office:value="0">
            <text:p>0</text:p>
          </table:table-cell>
          <table:table-cell table:style-name="ce27" table:formula="of:=IF([.O3]=0; 0 ; (1+LOG([.O3]))*LOG( [.$D$3]/[.D8]) )" office:value-type="float" office:value="0">
            <text:p>0</text:p>
          </table:table-cell>
          <table:table-cell table:style-name="ce27" table:formula="of:=IF([.P3]=0; 0 ; (1+LOG([.P3]))*LOG( [.$D$3]/[.E8]) )" office:value-type="float" office:value="2.30102999566398">
            <text:p>2,3010299957</text:p>
          </table:table-cell>
          <table:table-cell table:style-name="ce27" table:formula="of:=IF([.Q3]=0; 0 ; (1+LOG([.Q3]))*LOG( [.$D$3]/[.F8]) )" office:value-type="float" office:value="2.95424250943932">
            <text:p>2,9542425094</text:p>
          </table:table-cell>
          <table:table-cell table:style-name="ce27" table:formula="of:=IF([.R3]=0; 0 ; (1+LOG([.R3]))*LOG( [.$D$3]/[.G8]) )" office:value-type="float" office:value="1.60205999132796">
            <text:p>1,6020599913</text:p>
          </table:table-cell>
          <table:table-cell table:style-name="ce42" table:formula="of:=SUMPRODUCT([.C14:.G14]; [.$N$11:.$R$11] )" office:value-type="float" office:value="1.60205999132796">
            <text:p>1,6021</text:p>
          </table:table-cell>
          <table:table-cell table:style-name="ce43" office:value-type="string">
            <text:p>Q4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17" office:value-type="string">
            <text:p>abs</text:p>
          </table:table-cell>
          <table:table-cell table:style-name="ce27" table:formula="of:=IF([.N4]=0; 0 ; (1+LOG([.N4]))*LOG( [.$E$3]/[.C9]) )" office:value-type="float" office:value="2">
            <text:p>2</text:p>
          </table:table-cell>
          <table:table-cell table:style-name="ce27" table:formula="of:=IF([.O4]=0; 0 ; (1+LOG([.O4]))*LOG( [.$E$3]/[.D9]) )" office:value-type="float" office:value="0">
            <text:p>0</text:p>
          </table:table-cell>
          <table:table-cell table:style-name="ce27" table:formula="of:=IF([.P4]=0; 0 ; (1+LOG([.P4]))*LOG( [.$E$3]/[.E9]) )" office:value-type="float" office:value="0">
            <text:p>0</text:p>
          </table:table-cell>
          <table:table-cell table:style-name="ce27" table:formula="of:=IF([.Q4]=0; 0 ; (1+LOG([.Q4]))*LOG( [.$E$3]/[.F9]) )" office:value-type="float" office:value="1.60205999132796">
            <text:p>1,6020599913</text:p>
          </table:table-cell>
          <table:table-cell table:style-name="ce27" table:formula="of:=IF([.R4]=0; 0 ; (1+LOG([.R4]))*LOG( [.$E$3]/[.G9]) )" office:value-type="float" office:value="0.647817481888637">
            <text:p>0,6478174819</text:p>
          </table:table-cell>
          <table:table-cell table:style-name="ce42" table:formula="of:=SUMPRODUCT([.C15:.G15]; [.$N$11:.$R$11] )" office:value-type="float" office:value="2.64781748188864">
            <text:p>2,6478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covered-table-cell table:style-name="ce9"/>
          <table:table-cell table:style-name="ce17" office:value-type="string">
            <text:p>article</text:p>
          </table:table-cell>
          <table:table-cell table:style-name="ce27" table:formula="of:=IF([.N5]=0; 0 ; (1+LOG([.N5]))*LOG( [.$C$3]/[.C10]) )" office:value-type="float" office:value="2">
            <text:p>2</text:p>
          </table:table-cell>
          <table:table-cell table:style-name="ce27" table:formula="of:=IF([.O5]=0; 0 ; (1+LOG([.O5]))*LOG( [.$C$3]/[.D10]) )" office:value-type="float" office:value="0">
            <text:p>0</text:p>
          </table:table-cell>
          <table:table-cell table:style-name="ce27" table:formula="of:=IF([.P5]=0; 0 ; (1+LOG([.P5]))*LOG( [.$C$3]/[.E10]) )" office:value-type="float" office:value="2">
            <text:p>2</text:p>
          </table:table-cell>
          <table:table-cell table:style-name="ce27" table:formula="of:=IF([.Q5]=0; 0 ; (1+LOG([.Q5]))*LOG( [.$C$3]/[.F10]) )" office:value-type="float" office:value="2.59499876405664">
            <text:p>2,5949987641</text:p>
          </table:table-cell>
          <table:table-cell table:style-name="ce27" table:formula="of:=IF([.R5]=0; 0 ; (1+LOG([.R5]))*LOG( [.$C$3]/[.G10]) )" office:value-type="float" office:value="1.02288186607701">
            <text:p>1,0228818661</text:p>
          </table:table-cell>
          <table:table-cell table:style-name="ce42" table:formula="of:=SUMPRODUCT([.C16:.G16]; [.$N$11:.$R$11] )" office:value-type="float" office:value="3.02288186607701">
            <text:p>3,0229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d2</text:p>
          </table:table-cell>
          <table:table-cell table:style-name="ce18" office:value-type="string">
            <text:p>title</text:p>
          </table:table-cell>
          <table:table-cell table:style-name="ce27" table:formula="of:=IF([.N6]=0; 0 ; (1+LOG([.N6]))*LOG( [.$D$3]/[.C8]) )" office:value-type="float" office:value="2.30102999566398">
            <text:p>2,3010299957</text:p>
          </table:table-cell>
          <table:table-cell table:style-name="ce27" table:formula="of:=IF([.O6]=0; 0 ; (1+LOG([.O6]))*LOG( [.$D$3]/[.D8]) )" office:value-type="float" office:value="2.60205999132796">
            <text:p>2,6020599913</text:p>
          </table:table-cell>
          <table:table-cell table:style-name="ce27" table:formula="of:=IF([.P6]=0; 0 ; (1+LOG([.P6]))*LOG( [.$D$3]/[.E8]) )" office:value-type="float" office:value="0">
            <text:p>0</text:p>
          </table:table-cell>
          <table:table-cell table:style-name="ce27" table:formula="of:=IF([.Q6]=0; 0 ; (1+LOG([.Q6]))*LOG( [.$D$3]/[.F8]) )" office:value-type="float" office:value="0">
            <text:p>0</text:p>
          </table:table-cell>
          <table:table-cell table:style-name="ce27" table:formula="of:=IF([.R6]=0; 0 ; (1+LOG([.R6]))*LOG( [.$D$3]/[.G8]) )" office:value-type="float" office:value="0">
            <text:p>0</text:p>
          </table:table-cell>
          <table:table-cell table:style-name="ce42" table:formula="of:=SUMPRODUCT([.C17:.G17]; [.$N$11:.$R$11] )" office:value-type="float" office:value="2.30102999566398">
            <text:p>2,3010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covered-table-cell table:style-name="ce8"/>
          <table:table-cell table:style-name="ce19" office:value-type="string">
            <text:p>abs</text:p>
          </table:table-cell>
          <table:table-cell table:style-name="ce27" table:formula="of:=IF([.N7]=0; 0 ; (1+LOG([.N7]))*LOG( [.$E$3]/[.C9]) )" office:value-type="float" office:value="0">
            <text:p>0</text:p>
          </table:table-cell>
          <table:table-cell table:style-name="ce27" table:formula="of:=IF([.O7]=0; 0 ; (1+LOG([.O7]))*LOG( [.$E$3]/[.D9]) )" office:value-type="float" office:value="2.08432810357086">
            <text:p>2,0843281036</text:p>
          </table:table-cell>
          <table:table-cell table:style-name="ce27" table:formula="of:=IF([.P7]=0; 0 ; (1+LOG([.P7]))*LOG( [.$E$3]/[.E9]) )" office:value-type="float" office:value="1.90308998699194">
            <text:p>1,903089987</text:p>
          </table:table-cell>
          <table:table-cell table:style-name="ce27" table:formula="of:=IF([.Q7]=0; 0 ; (1+LOG([.Q7]))*LOG( [.$E$3]/[.F9]) )" office:value-type="float" office:value="0">
            <text:p>0</text:p>
          </table:table-cell>
          <table:table-cell table:style-name="ce27" table:formula="of:=IF([.R7]=0; 0 ; (1+LOG([.R7]))*LOG( [.$E$3]/[.G9]) )" office:value-type="float" office:value="0">
            <text:p>0</text:p>
          </table:table-cell>
          <table:table-cell table:style-name="ce42" table:formula="of:=SUMPRODUCT([.C18:.G18]; [.$N$11:.$R$11] )" office:value-type="float" office:value="0">
            <text:p>0,0000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covered-table-cell table:style-name="ce9"/>
          <table:table-cell table:style-name="ce19" office:value-type="string">
            <text:p>article</text:p>
          </table:table-cell>
          <table:table-cell table:style-name="ce27" table:formula="of:=IF([.N8]=0; 0 ; (1+LOG([.N8]))*LOG( [.$C$3]/[.C10]) )" office:value-type="float" office:value="2">
            <text:p>2</text:p>
          </table:table-cell>
          <table:table-cell table:style-name="ce27" table:formula="of:=IF([.O8]=0; 0 ; (1+LOG([.O8]))*LOG( [.$C$3]/[.D10]) )" office:value-type="float" office:value="2.56659621581375">
            <text:p>2,5665962158</text:p>
          </table:table-cell>
          <table:table-cell table:style-name="ce27" table:formula="of:=IF([.P8]=0; 0 ; (1+LOG([.P8]))*LOG( [.$C$3]/[.E10]) )" office:value-type="float" office:value="2">
            <text:p>2</text:p>
          </table:table-cell>
          <table:table-cell table:style-name="ce27" table:formula="of:=IF([.Q8]=0; 0 ; (1+LOG([.Q8]))*LOG( [.$C$3]/[.F10]) )" office:value-type="float" office:value="0">
            <text:p>0</text:p>
          </table:table-cell>
          <table:table-cell table:style-name="ce27" table:formula="of:=IF([.R8]=0; 0 ; (1+LOG([.R8]))*LOG( [.$C$3]/[.G10]) )" office:value-type="float" office:value="0">
            <text:p>0</text:p>
          </table:table-cell>
          <table:table-cell table:style-name="ce42" table:formula="of:=SUMPRODUCT([.C19:.G19]; [.$N$11:.$R$11] )" office:value-type="float" office:value="2">
            <text:p>2,0000</text:p>
          </table:table-cell>
          <table:table-cell/>
          <table:table-cell table:style-name="ce21"/>
          <table:table-cell table:number-columns-repeated="1014"/>
        </table:table-row>
        <table:table-row table:style-name="ro3">
          <table:table-cell table:style-name="ce10"/>
          <table:table-cell table:style-name="ce12" office:value-type="string">
            <text:p>d1</text:p>
          </table:table-cell>
          <table:table-cell table:style-name="ce27" table:formula="of:=IF([.N9]=0; 0 ; (1+LOG([.N9]))*LOG( [.$C$3]/[.C$10]) )" office:value-type="float" office:value="2">
            <text:p>2</text:p>
          </table:table-cell>
          <table:table-cell table:style-name="ce27" table:formula="of:=IF([.O9]=0; 0 ; (1+LOG([.O9];10))*LOG( ([.$C$3]/[.D$10]) ;10) )" office:value-type="float" office:value="0">
            <text:p>0</text:p>
          </table:table-cell>
          <table:table-cell table:style-name="ce27" table:formula="of:=IF([.P9]=0; 0 ; (1+LOG([.P9];10))*LOG( ([.$C$3]/[.E$10]) ;10) )" office:value-type="float" office:value="2">
            <text:p>2</text:p>
          </table:table-cell>
          <table:table-cell table:style-name="ce27" table:formula="of:=IF([.Q9]=0; 0 ; (1+LOG([.Q9];10))*LOG( ([.$C$3]/[.F$10]) ;10) )" office:value-type="float" office:value="2.59499876405664">
            <text:p>2,5949987641</text:p>
          </table:table-cell>
          <table:table-cell table:style-name="ce27" table:formula="of:=IF([.R9]=0; 0 ; (1+LOG([.R9];10))*LOG( ([.$C$3]/[.G$10]) ;10) )" office:value-type="float" office:value="1.02288186607701">
            <text:p>1,0228818661</text:p>
          </table:table-cell>
          <table:table-cell table:style-name="ce42" table:formula="of:=SUMPRODUCT([.C20:.G20]; [.$N$11:.$R$11] )" office:value-type="float" office:value="3.02288186607701">
            <text:p>3,0229</text:p>
          </table:table-cell>
          <table:table-cell table:style-name="ce43" office:value-type="string">
            <text:p>Q1</text:p>
          </table:table-cell>
          <table:table-cell table:style-name="ce21"/>
          <table:table-cell table:number-columns-repeated="1014"/>
        </table:table-row>
        <table:table-row table:style-name="ro3">
          <table:table-cell table:style-name="ce11"/>
          <table:table-cell table:style-name="ce14" office:value-type="string">
            <text:p>d2</text:p>
          </table:table-cell>
          <table:table-cell table:style-name="ce27" table:formula="of:=IF([.N10]=0; 0 ; (1+LOG([.N10];10))*LOG( ([.$C$3]/[.C$10]) ;10) )" office:value-type="float" office:value="2">
            <text:p>2</text:p>
          </table:table-cell>
          <table:table-cell table:style-name="ce27" table:formula="of:=IF([.O10]=0; 0 ; (1+LOG([.O10];10))*LOG( ([.$C$3]/[.D$10]) ;10) )" office:value-type="float" office:value="2.56659621581375">
            <text:p>2,5665962158</text:p>
          </table:table-cell>
          <table:table-cell table:style-name="ce27" table:formula="of:=IF([.P10]=0; 0 ; (1+LOG([.P10];10))*LOG( ([.$C$3]/[.E$10]) ;10) )" office:value-type="float" office:value="2">
            <text:p>2</text:p>
          </table:table-cell>
          <table:table-cell table:style-name="ce27" table:formula="of:=IF([.Q10]=0; 0 ; (1+LOG([.Q10];10))*LOG( ([.$C$3]/[.F$10]) ;10) )" office:value-type="float" office:value="0">
            <text:p>0</text:p>
          </table:table-cell>
          <table:table-cell table:style-name="ce27" table:formula="of:=IF([.R10]=0; 0 ; (1+LOG([.R10];10))*LOG( ([.$C$3]/[.G$10]) ;10) )" office:value-type="float" office:value="0">
            <text:p>0</text:p>
          </table:table-cell>
          <table:table-cell table:style-name="ce42" table:formula="of:=SUMPRODUCT([.C21:.G21]; [.$N$11:.$R$11] )" office:value-type="float" office:value="2">
            <text:p>2,0000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number-columns-repeated="2"/>
          <table:table-cell table:style-name="ce1" office:value-type="string" table:number-columns-spanned="5" table:number-rows-spanned="1">
            <text:p>ltc</text:p>
          </table:table-cell>
          <table:covered-table-cell table:number-columns-repeated="3" table:style-name="ce35"/>
          <table:covered-table-cell table:style-name="ce41"/>
          <table:table-cell table:style-name="ce1" office:value-type="string">
            <text:p>score(d, q)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d1</text:p>
          </table:table-cell>
          <table:table-cell table:style-name="ce16" office:value-type="string">
            <text:p>title</text:p>
          </table:table-cell>
          <table:table-cell table:style-name="ce27" table:formula="of:=[.C14]/SQRT( SUMSQ( [.$C14:.$G14]) )" office:value-type="float" office:value="0">
            <text:p>0</text:p>
          </table:table-cell>
          <table:table-cell table:style-name="ce27" table:formula="of:=[.D14]/SQRT( SUMSQ( [.$C14:.$G14]) )" office:value-type="float" office:value="0">
            <text:p>0</text:p>
          </table:table-cell>
          <table:table-cell table:style-name="ce27" table:formula="of:=[.E14]/SQRT( SUMSQ( [.$C14:.$G14]) )" office:value-type="float" office:value="0.564954788605142">
            <text:p>0,5649547886</text:p>
          </table:table-cell>
          <table:table-cell table:style-name="ce27" table:formula="of:=[.F14]/SQRT( SUMSQ( [.$C14:.$G14]) )" office:value-type="float" office:value="0.725333201024619">
            <text:p>0,725333201</text:p>
          </table:table-cell>
          <table:table-cell table:style-name="ce27" table:formula="of:=[.G14]/SQRT( SUMSQ( [.$C14:.$G14]) )" office:value-type="float" office:value="0.393341879696911">
            <text:p>0,3933418797</text:p>
          </table:table-cell>
          <table:table-cell table:style-name="ce42" table:formula="of:=SUMPRODUCT([.C24:.G24]; [.$N$11:.$R$11] )" office:value-type="float" office:value="0.393341879696911">
            <text:p>0,3933</text:p>
          </table:table-cell>
          <table:table-cell table:style-name="ce43" office:value-type="string">
            <text:p>Q5</text:p>
          </table:table-cell>
          <table:table-cell table:style-name="ce21"/>
          <table:table-cell table:number-columns-repeated="1014"/>
        </table:table-row>
        <table:table-row table:style-name="ro6">
          <table:covered-table-cell table:style-name="ce8"/>
          <table:table-cell table:style-name="ce17" office:value-type="string">
            <text:p>abs</text:p>
          </table:table-cell>
          <table:table-cell table:style-name="ce27" table:formula="of:=[.C15]/SQRT( SUMSQ( [.$C15:.$G15]) )" office:value-type="float" office:value="0.756671729565046">
            <text:p>0,7566717296</text:p>
          </table:table-cell>
          <table:table-cell table:style-name="ce27" table:formula="of:=[.D15]/SQRT( SUMSQ( [.$C15:.$G15]) )" office:value-type="float" office:value="0">
            <text:p>0</text:p>
          </table:table-cell>
          <table:table-cell table:style-name="ce27" table:formula="of:=[.E15]/SQRT( SUMSQ( [.$C15:.$G15]) )" office:value-type="float" office:value="0">
            <text:p>0</text:p>
          </table:table-cell>
          <table:table-cell table:style-name="ce27" table:formula="of:=[.F15]/SQRT( SUMSQ( [.$C15:.$G15]) )" office:value-type="float" office:value="0.606116752252546">
            <text:p>0,6061167523</text:p>
          </table:table-cell>
          <table:table-cell table:style-name="ce27" table:formula="of:=[.G15]/SQRT( SUMSQ( [.$C15:.$G15]) )" office:value-type="float" office:value="0.245092587231574">
            <text:p>0,2450925872</text:p>
          </table:table-cell>
          <table:table-cell table:style-name="ce42" table:formula="of:=SUMPRODUCT([.C25:.G25]; [.$N$11:.$R$11] )" office:value-type="float" office:value="1.00176431679662">
            <text:p>1,0018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covered-table-cell table:style-name="ce9"/>
          <table:table-cell table:style-name="ce17" office:value-type="string">
            <text:p>article</text:p>
          </table:table-cell>
          <table:table-cell table:style-name="ce27" table:formula="of:=[.C16]/SQRT( SUMSQ( [.$C16:.$G16]) )" office:value-type="float" office:value="0.503468480477751">
            <text:p>0,5034684805</text:p>
          </table:table-cell>
          <table:table-cell table:style-name="ce27" table:formula="of:=[.D16]/SQRT( SUMSQ( [.$C16:.$G16]) )" office:value-type="float" office:value="0">
            <text:p>0</text:p>
          </table:table-cell>
          <table:table-cell table:style-name="ce27" table:formula="of:=[.E16]/SQRT( SUMSQ( [.$C16:.$G16]) )" office:value-type="float" office:value="0.503468480477751">
            <text:p>0,5034684805</text:p>
          </table:table-cell>
          <table:table-cell table:style-name="ce27" table:formula="of:=[.F16]/SQRT( SUMSQ( [.$C16:.$G16]) )" office:value-type="float" office:value="0.653250042290618">
            <text:p>0,6532500423</text:p>
          </table:table-cell>
          <table:table-cell table:style-name="ce27" table:formula="of:=[.G16]/SQRT( SUMSQ( [.$C16:.$G16]) )" office:value-type="float" office:value="0.25749438941102">
            <text:p>0,2574943894</text:p>
          </table:table-cell>
          <table:table-cell table:style-name="ce42" table:formula="of:=SUMPRODUCT([.C26:.G26]; [.$N$11:.$R$11] )" office:value-type="float" office:value="0.760962869888771">
            <text:p>0,7610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d2</text:p>
          </table:table-cell>
          <table:table-cell table:style-name="ce18" office:value-type="string">
            <text:p>title</text:p>
          </table:table-cell>
          <table:table-cell table:style-name="ce27" table:formula="of:=[.C17]/SQRT( SUMSQ( [.$C17:.$G17]) )" office:value-type="float" office:value="0.662445910881962">
            <text:p>0,6624459109</text:p>
          </table:table-cell>
          <table:table-cell table:style-name="ce27" table:formula="of:=[.D17]/SQRT( SUMSQ( [.$C17:.$G17]) )" office:value-type="float" office:value="0.749109748405243">
            <text:p>0,7491097484</text:p>
          </table:table-cell>
          <table:table-cell table:style-name="ce27" table:formula="of:=[.E17]/SQRT( SUMSQ( [.$C17:.$G17]) )" office:value-type="float" office:value="0">
            <text:p>0</text:p>
          </table:table-cell>
          <table:table-cell table:style-name="ce27" table:formula="of:=[.F17]/SQRT( SUMSQ( [.$C17:.$G17]) )" office:value-type="float" office:value="0">
            <text:p>0</text:p>
          </table:table-cell>
          <table:table-cell table:style-name="ce27" table:formula="of:=[.G17]/SQRT( SUMSQ( [.$C17:.$G17]) )" office:value-type="float" office:value="0">
            <text:p>0</text:p>
          </table:table-cell>
          <table:table-cell table:style-name="ce42" table:formula="of:=SUMPRODUCT([.C27:.G27]; [.$N$11:.$R$11] )" office:value-type="float" office:value="0.662445910881962">
            <text:p>0,6624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covered-table-cell table:style-name="ce8"/>
          <table:table-cell table:style-name="ce19" office:value-type="string">
            <text:p>abs</text:p>
          </table:table-cell>
          <table:table-cell table:style-name="ce27" table:formula="of:=[.C18]/SQRT( SUMSQ( [.$C18:.$G18]) )" office:value-type="float" office:value="0">
            <text:p>0</text:p>
          </table:table-cell>
          <table:table-cell table:style-name="ce27" table:formula="of:=[.D18]/SQRT( SUMSQ( [.$C18:.$G18]) )" office:value-type="float" office:value="0.738484116877027">
            <text:p>0,7384841169</text:p>
          </table:table-cell>
          <table:table-cell table:style-name="ce27" table:formula="of:=[.E18]/SQRT( SUMSQ( [.$C18:.$G18]) )" office:value-type="float" office:value="0.674270872217062">
            <text:p>0,6742708722</text:p>
          </table:table-cell>
          <table:table-cell table:style-name="ce27" table:formula="of:=[.F18]/SQRT( SUMSQ( [.$C18:.$G18]) )" office:value-type="float" office:value="0">
            <text:p>0</text:p>
          </table:table-cell>
          <table:table-cell table:style-name="ce27" table:formula="of:=[.G18]/SQRT( SUMSQ( [.$C18:.$G18]) )" office:value-type="float" office:value="0">
            <text:p>0</text:p>
          </table:table-cell>
          <table:table-cell table:style-name="ce42" table:formula="of:=SUMPRODUCT([.C28:.G28]; [.$N$11:.$R$11] )" office:value-type="float" office:value="0">
            <text:p>0,0000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covered-table-cell table:style-name="ce9"/>
          <table:table-cell table:style-name="ce19" office:value-type="string">
            <text:p>article</text:p>
          </table:table-cell>
          <table:table-cell table:style-name="ce27" table:formula="of:=[.C19]/SQRT( SUMSQ( [.$C19:.$G19]) )" office:value-type="float" office:value="0.523649640291309">
            <text:p>0,5236496403</text:p>
          </table:table-cell>
          <table:table-cell table:style-name="ce27" table:formula="of:=[.D19]/SQRT( SUMSQ( [.$C19:.$G19]) )" office:value-type="float" office:value="0.671998592591953">
            <text:p>0,6719985926</text:p>
          </table:table-cell>
          <table:table-cell table:style-name="ce27" table:formula="of:=[.E19]/SQRT( SUMSQ( [.$C19:.$G19]) )" office:value-type="float" office:value="0.523649640291309">
            <text:p>0,5236496403</text:p>
          </table:table-cell>
          <table:table-cell table:style-name="ce27" table:formula="of:=[.F19]/SQRT( SUMSQ( [.$C19:.$G19]) )" office:value-type="float" office:value="0">
            <text:p>0</text:p>
          </table:table-cell>
          <table:table-cell table:style-name="ce27" table:formula="of:=[.G19]/SQRT( SUMSQ( [.$C19:.$G19]) )" office:value-type="float" office:value="0">
            <text:p>0</text:p>
          </table:table-cell>
          <table:table-cell table:style-name="ce42" table:formula="of:=SUMPRODUCT([.C29:.G29]; [.$N$11:.$R$11] )" office:value-type="float" office:value="0.523649640291309">
            <text:p>0,5236</text:p>
          </table:table-cell>
          <table:table-cell/>
          <table:table-cell table:style-name="ce21"/>
          <table:table-cell table:number-columns-repeated="1014"/>
        </table:table-row>
        <table:table-row table:style-name="ro3">
          <table:table-cell table:style-name="ce10"/>
          <table:table-cell table:style-name="ce12" office:value-type="string">
            <text:p>d1</text:p>
          </table:table-cell>
          <table:table-cell table:style-name="ce27" table:formula="of:=[.C20]/SQRT( SUMSQ( [.$C20:.$G20]) )" office:value-type="float" office:value="0.503468480477751">
            <text:p>0,5034684805</text:p>
          </table:table-cell>
          <table:table-cell table:style-name="ce27" table:formula="of:=[.D20]/SQRT( SUMSQ( [.$C20:.$G20]) )" office:value-type="float" office:value="0">
            <text:p>0</text:p>
          </table:table-cell>
          <table:table-cell table:style-name="ce27" table:formula="of:=[.E20]/SQRT( SUMSQ( [.$C20:.$G20]) )" office:value-type="float" office:value="0.503468480477751">
            <text:p>0,5034684805</text:p>
          </table:table-cell>
          <table:table-cell table:style-name="ce27" table:formula="of:=[.F20]/SQRT( SUMSQ( [.$C20:.$G20]) )" office:value-type="float" office:value="0.653250042290618">
            <text:p>0,6532500423</text:p>
          </table:table-cell>
          <table:table-cell table:style-name="ce27" table:formula="of:=[.G20]/SQRT( SUMSQ( [.$C20:.$G20]) )" office:value-type="float" office:value="0.25749438941102">
            <text:p>0,2574943894</text:p>
          </table:table-cell>
          <table:table-cell table:style-name="ce42" table:formula="of:=SUMPRODUCT([.C30:.G30]; [.$N$11:.$R$11] )" office:value-type="float" office:value="0.760962869888771">
            <text:p>0,7610</text:p>
          </table:table-cell>
          <table:table-cell table:style-name="ce43" office:value-type="string">
            <text:p>Q2</text:p>
          </table:table-cell>
          <table:table-cell table:style-name="ce21"/>
          <table:table-cell table:number-columns-repeated="1014"/>
        </table:table-row>
        <table:table-row table:style-name="ro3">
          <table:table-cell table:style-name="ce11"/>
          <table:table-cell table:style-name="ce14" office:value-type="string">
            <text:p>d2</text:p>
          </table:table-cell>
          <table:table-cell table:style-name="ce27" table:formula="of:=[.C21]/SQRT( SUMSQ( [.$C21:.$G21]) )" office:value-type="float" office:value="0.523649640291309">
            <text:p>0,5236496403</text:p>
          </table:table-cell>
          <table:table-cell table:style-name="ce27" table:formula="of:=[.D21]/SQRT( SUMSQ( [.$C21:.$G21]) )" office:value-type="float" office:value="0.671998592591953">
            <text:p>0,6719985926</text:p>
          </table:table-cell>
          <table:table-cell table:style-name="ce27" table:formula="of:=[.E21]/SQRT( SUMSQ( [.$C21:.$G21]) )" office:value-type="float" office:value="0.523649640291309">
            <text:p>0,5236496403</text:p>
          </table:table-cell>
          <table:table-cell table:style-name="ce27" table:formula="of:=[.F21]/SQRT( SUMSQ( [.$C21:.$G21]) )" office:value-type="float" office:value="0">
            <text:p>0</text:p>
          </table:table-cell>
          <table:table-cell table:style-name="ce27" table:formula="of:=[.G21]/SQRT( SUMSQ( [.$C21:.$G21]) )" office:value-type="float" office:value="0">
            <text:p>0</text:p>
          </table:table-cell>
          <table:table-cell table:style-name="ce42" table:formula="of:=SUMPRODUCT([.C31:.G31]; [.$N$11:.$R$11] )" office:value-type="float" office:value="0.523649640291309">
            <text:p>0,5236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number-columns-repeated="2"/>
          <table:table-cell table:style-name="ce1" office:value-type="string" table:number-columns-spanned="5" table:number-rows-spanned="1">
            <text:p>BM25</text:p>
          </table:table-cell>
          <table:covered-table-cell table:number-columns-repeated="3" table:style-name="ce35"/>
          <table:covered-table-cell table:style-name="ce41"/>
          <table:table-cell table:style-name="ce1" office:value-type="string">
            <text:p>score(d, q)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d1</text:p>
          </table:table-cell>
          <table:table-cell table:style-name="ce16" office:value-type="string">
            <text:p>title</text:p>
          </table:table-cell>
          <table:table-cell table:style-name="ce28" table:formula="of:=LOG( [.$D$3]/[.C8])*([.N3]*([.$A$2]+1))/([.N3]+[.$A$2]*(1-[.$B$2]+[.$B$2]*([.$S3]/[.$H$3])))" office:value-type="float" office:value="0">
            <text:p>0</text:p>
          </table:table-cell>
          <table:table-cell table:style-name="ce28" table:formula="of:=LOG( [.$D$3]/[.D8])*([.O3]*([.$A$2]+1))/([.O3]+[.$A$2]*(1-[.$B$2]+[.$B$2]*([.$S3]/[.$H$3])))" office:value-type="float" office:value="0">
            <text:p>0</text:p>
          </table:table-cell>
          <table:table-cell table:style-name="ce28" table:formula="of:=LOG( [.$D$3]/[.E8])*([.P3]*([.$A$2]+1))/([.P3]+[.$A$2]*(1-[.$B$2]+[.$B$2]*([.$S3]/[.$H$3])))" office:value-type="float" office:value="1.62425646752752">
            <text:p>1,6242564675</text:p>
          </table:table-cell>
          <table:table-cell table:style-name="ce28" table:formula="of:=LOG( [.$D$3]/[.F8])*([.Q3]*([.$A$2]+1))/([.Q3]+[.$A$2]*(1-[.$B$2]+[.$B$2]*([.$S3]/[.$H$3])))" office:value-type="float" office:value="2.48275862068966">
            <text:p>2,4827586207</text:p>
          </table:table-cell>
          <table:table-cell table:style-name="ce28" table:formula="of:=LOG( [.$D$3]/[.G8])*([.R3]*([.$A$2]+1))/([.R3]+[.$A$2]*(1-[.$B$2]+[.$B$2]*([.$S3]/[.$H$3])))" office:value-type="float" office:value="1.37142857142857">
            <text:p>1,3714285714</text:p>
          </table:table-cell>
          <table:table-cell table:style-name="ce42" table:formula="of:=SUMPRODUCT([.C34:.G34]; [.$N$11:.$R$11] )" office:value-type="float" office:value="1.37142857142857">
            <text:p>1,3714</text:p>
          </table:table-cell>
          <table:table-cell table:style-name="ce43" office:value-type="string">
            <text:p>Q6</text:p>
          </table:table-cell>
          <table:table-cell table:style-name="ce21"/>
          <table:table-cell table:number-columns-repeated="1014"/>
        </table:table-row>
        <table:table-row table:style-name="ro6">
          <table:covered-table-cell table:style-name="ce8"/>
          <table:table-cell table:style-name="ce17" office:value-type="string">
            <text:p>abs</text:p>
          </table:table-cell>
          <table:table-cell table:style-name="ce28" table:formula="of:=LOG( [.$E$3]/[.C9])*([.N4]*([.$A$2]+1))/([.N4]+[.$A$2]*(1-[.$B$2]+[.$B$2]*([.$S4]/[.$I$3])))" office:value-type="float" office:value="2.54681647940075">
            <text:p>2,5468164794</text:p>
          </table:table-cell>
          <table:table-cell table:style-name="ce28" table:formula="of:=LOG( [.$E$3]/[.D9])*([.O4]*([.$A$2]+1))/([.O4]+[.$A$2]*(1-[.$B$2]+[.$B$2]*([.$S4]/[.$I$3])))" office:value-type="float" office:value="0">
            <text:p>0</text:p>
          </table:table-cell>
          <table:table-cell table:style-name="ce28" table:formula="of:=LOG( [.$E$3]/[.E9])*([.P4]*([.$A$2]+1))/([.P4]+[.$A$2]*(1-[.$B$2]+[.$B$2]*([.$S4]/[.$I$3])))" office:value-type="float" office:value="0">
            <text:p>0</text:p>
          </table:table-cell>
          <table:table-cell table:style-name="ce28" table:formula="of:=LOG( [.$E$3]/[.F9])*([.Q4]*([.$A$2]+1))/([.Q4]+[.$A$2]*(1-[.$B$2]+[.$B$2]*([.$S4]/[.$I$3])))" office:value-type="float" office:value="2.04007639345134">
            <text:p>2,0400763935</text:p>
          </table:table-cell>
          <table:table-cell table:style-name="ce28" table:formula="of:=LOG( [.$E$3]/[.G9])*([.R4]*([.$A$2]+1))/([.R4]+[.$A$2]*(1-[.$B$2]+[.$B$2]*([.$S4]/[.$I$3])))" office:value-type="float" office:value="0.824936119258939">
            <text:p>0,8249361193</text:p>
          </table:table-cell>
          <table:table-cell table:style-name="ce42" table:formula="of:=SUMPRODUCT([.C35:.G35]; [.$N$11:.$R$11] )" office:value-type="float" office:value="3.37175259865969">
            <text:p>3,3718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covered-table-cell table:style-name="ce9"/>
          <table:table-cell table:style-name="ce17" office:value-type="string">
            <text:p>article</text:p>
          </table:table-cell>
          <table:table-cell table:style-name="ce28" table:formula="of:=LOG( [.$C$3]/[.C10])*([.N5]*([.$A$2]+1))/([.N5]+[.$A$2]*(1-[.$B$2]+[.$B$2]*([.$S5]/[.$G$3])))" office:value-type="float" office:value="2.25352112676056">
            <text:p>2,2535211268</text:p>
          </table:table-cell>
          <table:table-cell table:style-name="ce28" table:formula="of:=LOG( [.$C$3]/[.D10])*([.O5]*([.$A$2]+1))/([.O5]+[.$A$2]*(1-[.$B$2]+[.$B$2]*([.$S5]/[.$G$3])))" office:value-type="float" office:value="0">
            <text:p>0</text:p>
          </table:table-cell>
          <table:table-cell table:style-name="ce28" table:formula="of:=LOG( [.$C$3]/[.E10])*([.P5]*([.$A$2]+1))/([.P5]+[.$A$2]*(1-[.$B$2]+[.$B$2]*([.$S5]/[.$G$3])))" office:value-type="float" office:value="2.25352112676056">
            <text:p>2,2535211268</text:p>
          </table:table-cell>
          <table:table-cell table:style-name="ce28" table:formula="of:=LOG( [.$C$3]/[.F10])*([.Q5]*([.$A$2]+1))/([.Q5]+[.$A$2]*(1-[.$B$2]+[.$B$2]*([.$S5]/[.$G$3])))" office:value-type="float" office:value="2.71378221283919">
            <text:p>2,7137822128</text:p>
          </table:table-cell>
          <table:table-cell table:style-name="ce28" table:formula="of:=LOG( [.$C$3]/[.G10])*([.R5]*([.$A$2]+1))/([.R5]+[.$A$2]*(1-[.$B$2]+[.$B$2]*([.$S5]/[.$G$3])))" office:value-type="float" office:value="1.04252812351162">
            <text:p>1,0425281235</text:p>
          </table:table-cell>
          <table:table-cell table:style-name="ce42" table:formula="of:=SUMPRODUCT([.C36:.G36]; [.$N$11:.$R$11] )" office:value-type="float" office:value="3.29604925027219">
            <text:p>3,2960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d2</text:p>
          </table:table-cell>
          <table:table-cell table:style-name="ce18" office:value-type="string">
            <text:p>title</text:p>
          </table:table-cell>
          <table:table-cell table:style-name="ce28" table:formula="of:=LOG( [.$D$3]/[.C8])*([.N6]*([.$A$2]+1))/([.N6]+[.$A$2]*(1-[.$B$2]+[.$B$2]*([.$S6]/[.$H$3])))" office:value-type="float" office:value="2.30102999566398">
            <text:p>2,3010299957</text:p>
          </table:table-cell>
          <table:table-cell table:style-name="ce28" table:formula="of:=LOG( [.$D$3]/[.D8])*([.O6]*([.$A$2]+1))/([.O6]+[.$A$2]*(1-[.$B$2]+[.$B$2]*([.$S6]/[.$H$3])))" office:value-type="float" office:value="2.66666666666667">
            <text:p>2,6666666667</text:p>
          </table:table-cell>
          <table:table-cell table:style-name="ce28" table:formula="of:=LOG( [.$D$3]/[.E8])*([.P6]*([.$A$2]+1))/([.P6]+[.$A$2]*(1-[.$B$2]+[.$B$2]*([.$S6]/[.$H$3])))" office:value-type="float" office:value="0">
            <text:p>0</text:p>
          </table:table-cell>
          <table:table-cell table:style-name="ce28" table:formula="of:=LOG( [.$D$3]/[.F8])*([.Q6]*([.$A$2]+1))/([.Q6]+[.$A$2]*(1-[.$B$2]+[.$B$2]*([.$S6]/[.$H$3])))" office:value-type="float" office:value="0">
            <text:p>0</text:p>
          </table:table-cell>
          <table:table-cell table:style-name="ce28" table:formula="of:=LOG( [.$D$3]/[.G8])*([.R6]*([.$A$2]+1))/([.R6]+[.$A$2]*(1-[.$B$2]+[.$B$2]*([.$S6]/[.$H$3])))" office:value-type="float" office:value="0">
            <text:p>0</text:p>
          </table:table-cell>
          <table:table-cell table:style-name="ce42" table:formula="of:=SUMPRODUCT([.C37:.G37]; [.$N$11:.$R$11] )" office:value-type="float" office:value="2.30102999566398">
            <text:p>2,3010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covered-table-cell table:style-name="ce8"/>
          <table:table-cell table:style-name="ce19" office:value-type="string">
            <text:p>abs</text:p>
          </table:table-cell>
          <table:table-cell table:style-name="ce28" table:formula="of:=LOG( [.$E$3]/[.C9])*([.N7]*([.$A$2]+1))/([.N7]+[.$A$2]*(1-[.$B$2]+[.$B$2]*([.$S7]/[.$I$3])))" office:value-type="float" office:value="0">
            <text:p>0</text:p>
          </table:table-cell>
          <table:table-cell table:style-name="ce28" table:formula="of:=LOG( [.$E$3]/[.D9])*([.O7]*([.$A$2]+1))/([.O7]+[.$A$2]*(1-[.$B$2]+[.$B$2]*([.$S7]/[.$I$3])))" office:value-type="float" office:value="2.49290799565907">
            <text:p>2,4929079957</text:p>
          </table:table-cell>
          <table:table-cell table:style-name="ce28" table:formula="of:=LOG( [.$E$3]/[.E9])*([.P7]*([.$A$2]+1))/([.P7]+[.$A$2]*(1-[.$B$2]+[.$B$2]*([.$S7]/[.$I$3])))" office:value-type="float" office:value="2.42341047032682">
            <text:p>2,4234104703</text:p>
          </table:table-cell>
          <table:table-cell table:style-name="ce28" table:formula="of:=LOG( [.$E$3]/[.F9])*([.Q7]*([.$A$2]+1))/([.Q7]+[.$A$2]*(1-[.$B$2]+[.$B$2]*([.$S7]/[.$I$3])))" office:value-type="float" office:value="0">
            <text:p>0</text:p>
          </table:table-cell>
          <table:table-cell table:style-name="ce28" table:formula="of:=LOG( [.$E$3]/[.G9])*([.R7]*([.$A$2]+1))/([.R7]+[.$A$2]*(1-[.$B$2]+[.$B$2]*([.$S7]/[.$I$3])))" office:value-type="float" office:value="0">
            <text:p>0</text:p>
          </table:table-cell>
          <table:table-cell table:style-name="ce42" table:formula="of:=SUMPRODUCT([.C38:.G38]; [.$N$11:.$R$11] )" office:value-type="float" office:value="0">
            <text:p>0,0000</text:p>
          </table:table-cell>
          <table:table-cell/>
          <table:table-cell table:style-name="ce21"/>
          <table:table-cell table:number-columns-repeated="1014"/>
        </table:table-row>
        <table:table-row table:style-name="ro2">
          <table:covered-table-cell table:style-name="ce9"/>
          <table:table-cell table:style-name="ce19" office:value-type="string">
            <text:p>article</text:p>
          </table:table-cell>
          <table:table-cell table:style-name="ce28" table:formula="of:=LOG( [.$C$3]/[.C10])*([.N8]*([.$A$2]+1))/([.N8]+[.$A$2]*(1-[.$B$2]+[.$B$2]*([.$S8]/[.$G$3])))" office:value-type="float" office:value="2.42424242424242">
            <text:p>2,4242424242</text:p>
          </table:table-cell>
          <table:table-cell table:style-name="ce28" table:formula="of:=LOG( [.$C$3]/[.D10])*([.O8]*([.$A$2]+1))/([.O8]+[.$A$2]*(1-[.$B$2]+[.$B$2]*([.$S8]/[.$G$3])))" office:value-type="float" office:value="2.75623224314488">
            <text:p>2,7562322431</text:p>
          </table:table-cell>
          <table:table-cell table:style-name="ce28" table:formula="of:=LOG( [.$C$3]/[.E10])*([.P8]*([.$A$2]+1))/([.P8]+[.$A$2]*(1-[.$B$2]+[.$B$2]*([.$S8]/[.$G$3])))" office:value-type="float" office:value="2.42424242424242">
            <text:p>2,4242424242</text:p>
          </table:table-cell>
          <table:table-cell table:style-name="ce28" table:formula="of:=LOG( [.$C$3]/[.F10])*([.Q8]*([.$A$2]+1))/([.Q8]+[.$A$2]*(1-[.$B$2]+[.$B$2]*([.$S8]/[.$G$3])))" office:value-type="float" office:value="0">
            <text:p>0</text:p>
          </table:table-cell>
          <table:table-cell table:style-name="ce28" table:formula="of:=LOG( [.$C$3]/[.G10])*([.R8]*([.$A$2]+1))/([.R8]+[.$A$2]*(1-[.$B$2]+[.$B$2]*([.$S8]/[.$G$3])))" office:value-type="float" office:value="0">
            <text:p>0</text:p>
          </table:table-cell>
          <table:table-cell table:style-name="ce42" table:formula="of:=SUMPRODUCT([.C39:.G39]; [.$N$11:.$R$11] )" office:value-type="float" office:value="2.42424242424242">
            <text:p>2,4242</text:p>
          </table:table-cell>
          <table:table-cell/>
          <table:table-cell table:style-name="ce21"/>
          <table:table-cell table:number-columns-repeated="1014"/>
        </table:table-row>
        <table:table-row table:style-name="ro6">
          <table:table-cell table:style-name="ce10"/>
          <table:table-cell table:style-name="ce12" office:value-type="string">
            <text:p>d1</text:p>
          </table:table-cell>
          <table:table-cell table:style-name="ce28" table:formula="of:=LOG( [.$C$3]/[.C$10])*([.N9]*([.$A$2]+1))/([.N9]+[.$A$2]*(1-[.$B$2]+[.$B$2]*([.$S9]/[.$G$3])))" office:value-type="float" office:value="2.25352112676056">
            <text:p>2,2535211268</text:p>
          </table:table-cell>
          <table:table-cell table:style-name="ce28" table:formula="of:=LOG( [.$C$3]/[.D$10])*([.O9]*([.$A$2]+1))/([.O9]+[.$A$2]*(1-[.$B$2]+[.$B$2]*([.$S9]/[.$G$3])))" office:value-type="float" office:value="0">
            <text:p>0</text:p>
          </table:table-cell>
          <table:table-cell table:style-name="ce28" table:formula="of:=LOG( [.$C$3]/[.E$10])*([.P9]*([.$A$2]+1))/([.P9]+[.$A$2]*(1-[.$B$2]+[.$B$2]*([.$S9]/[.$G$3])))" office:value-type="float" office:value="2.25352112676056">
            <text:p>2,2535211268</text:p>
          </table:table-cell>
          <table:table-cell table:style-name="ce28" table:formula="of:=LOG( [.$C$3]/[.F$10])*([.Q9]*([.$A$2]+1))/([.Q9]+[.$A$2]*(1-[.$B$2]+[.$B$2]*([.$S9]/[.$G$3])))" office:value-type="float" office:value="2.71378221283919">
            <text:p>2,7137822128</text:p>
          </table:table-cell>
          <table:table-cell table:style-name="ce28" table:formula="of:=LOG( [.$C$3]/[.G$10])*([.R9]*([.$A$2]+1))/([.R9]+[.$A$2]*(1-[.$B$2]+[.$B$2]*([.$S9]/[.$G$3])))" office:value-type="float" office:value="1.04252812351162">
            <text:p>1,0425281235</text:p>
          </table:table-cell>
          <table:table-cell table:style-name="ce42" table:formula="of:=SUMPRODUCT([.C40:.G40]; [.$N$11:.$R$11] )" office:value-type="float" office:value="3.29604925027219">
            <text:p>3,2960</text:p>
          </table:table-cell>
          <table:table-cell table:style-name="ce43" office:value-type="string">
            <text:p>Q3</text:p>
          </table:table-cell>
          <table:table-cell table:style-name="ce21"/>
          <table:table-cell table:number-columns-repeated="1014"/>
        </table:table-row>
        <table:table-row table:style-name="ro2">
          <table:table-cell table:style-name="ce11"/>
          <table:table-cell table:style-name="ce14" office:value-type="string">
            <text:p>d2</text:p>
          </table:table-cell>
          <table:table-cell table:style-name="ce28" table:formula="of:=LOG( [.$C$3]/[.C$10])*([.N10]*([.$A$2]+1))/([.N10]+[.$A$2]*(1-[.$B$2]+[.$B$2]*([.$S10]/[.$G$3])))" office:value-type="float" office:value="2.42424242424242">
            <text:p>2,4242424242</text:p>
          </table:table-cell>
          <table:table-cell table:style-name="ce28" table:formula="of:=LOG( [.$C$3]/[.D$10])*([.O10]*([.$A$2]+1))/([.O10]+[.$A$2]*(1-[.$B$2]+[.$B$2]*([.$S10]/[.$G$3])))" office:value-type="float" office:value="2.75623224314488">
            <text:p>2,7562322431</text:p>
          </table:table-cell>
          <table:table-cell table:style-name="ce28" table:formula="of:=LOG( [.$C$3]/[.E$10])*([.P10]*([.$A$2]+1))/([.P10]+[.$A$2]*(1-[.$B$2]+[.$B$2]*([.$S10]/[.$G$3])))" office:value-type="float" office:value="2.42424242424242">
            <text:p>2,4242424242</text:p>
          </table:table-cell>
          <table:table-cell table:style-name="ce28" table:formula="of:=LOG( [.$C$3]/[.F$10])*([.Q10]*([.$A$2]+1))/([.Q10]+[.$A$2]*(1-[.$B$2]+[.$B$2]*([.$S10]/[.$G$3])))" office:value-type="float" office:value="0">
            <text:p>0</text:p>
          </table:table-cell>
          <table:table-cell table:style-name="ce28" table:formula="of:=LOG( [.$C$3]/[.G$10])*([.R10]*([.$A$2]+1))/([.R10]+[.$A$2]*(1-[.$B$2]+[.$B$2]*([.$S10]/[.$G$3])))" office:value-type="float" office:value="0">
            <text:p>0</text:p>
          </table:table-cell>
          <table:table-cell table:style-name="ce42" table:formula="of:=SUMPRODUCT([.C41:.G41]; [.$N$11:.$R$11] )" office:value-type="float" office:value="2.42424242424242">
            <text:p>2,4242</text:p>
          </table:table-cell>
          <table:table-cell/>
          <table:table-cell table:style-name="ce21"/>
          <table:table-cell table:number-columns-repeated="1014"/>
        </table:table-row>
        <table:table-row table:style-name="ro6" table:number-rows-repeated="111">
          <table:table-cell table:number-columns-repeated="9"/>
          <table:table-cell table:style-name="ce21"/>
          <table:table-cell table:number-columns-repeated="1014"/>
        </table:table-row>
        <table:table-row table:style-name="ro6" table:number-rows-repeated="10484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2" table:style-name="ta2">
        <table:table-column table:style-name="co13" table:number-columns-repeated="1024" table:default-cell-style-name="Default"/>
        <table:table-row table:style-name="ro5">
          <table:table-cell table:number-columns-repeated="1024"/>
        </table:table-row>
      </table:table>
      <table:table table:name="Feuil3" table:style-name="ta3">
        <table:table-column table:style-name="co13" table:number-columns-repeated="1024" table:default-cell-style-name="Default"/>
        <table:table-row table:style-name="ro5">
          <table:table-cell table:number-columns-repeated="1024"/>
        </table:table-row>
      </table:table>
      <table:named-expressions>
        <table:named-range table:name="alphaabs" table:base-cell-address="$Feuil1.$A$1" table:cell-range-address="$Feuil1.$B$4"/>
        <table:named-range table:name="alphatitle" table:base-cell-address="$Feuil1.$A$1" table:cell-range-address="$Feuil1.$B$3"/>
        <table:named-range table:name="alpha_abs" table:base-cell-address="$Feuil1.$A$1" table:cell-range-address="$Feuil1.$A$4"/>
        <table:named-range table:name="alpha_title" table:base-cell-address="$Feuil1.$A$1" table:cell-range-address="$Feuil1.$A$3"/>
        <table:named-range table:name="avdl_abs" table:base-cell-address="$Feuil1.$A$1" table:cell-range-address="$Feuil1.$I$3"/>
        <table:named-range table:name="avdl_art" table:base-cell-address="$Feuil1.$A$1" table:cell-range-address="$Feuil1.$G$3"/>
        <table:named-range table:name="avdl_elt" table:base-cell-address="$Feuil1.$A$1" table:cell-range-address="$Feuil1.$J$3"/>
        <table:named-range table:name="avdl_title" table:base-cell-address="$Feuil1.$A$1" table:cell-range-address="$Feuil1.$H$3"/>
        <table:named-range table:name="b" table:base-cell-address="$Feuil1.$A$1" table:cell-range-address="$Feuil1.$B$2"/>
        <table:named-range table:name="k" table:base-cell-address="$Feuil1.$A$1" table:cell-range-address="$Feuil1.$A$2"/>
        <table:named-range table:name="Nabs" table:base-cell-address="$Feuil1.$A$1" table:cell-range-address="$Feuil1.$E$3"/>
        <table:named-range table:name="Nart" table:base-cell-address="$Feuil1.$A$1" table:cell-range-address="$Feuil1.$C$3"/>
        <table:named-range table:name="Nelt" table:base-cell-address="$Feuil1.$A$1" table:cell-range-address="$Feuil1.$F$3"/>
        <table:named-range table:name="Ntitle" table:base-cell-address="$Feuil1.$A$1" table:cell-range-address="$Feuil1.$D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4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first-page-number="continue" style:scale-to="100%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 style:data-style-name="N2" text:time-value="0000-00-00T00:44: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</meta:initial-creator>
    <meta:creation-date>2011-12-12T01:22:13</meta:creation-date>
    <dc:date>2014-01-13T01:14:26</dc:date>
    <meta:print-date>2012-01-06T16:52:32</meta:print-date>
    <meta:generator>LibreOffice/3.6$Linux_X86_64 LibreOffice_project/360m1$Build-2</meta:generator>
    <meta:editing-duration>P0D</meta:editing-duration>
    <meta:editing-cycles>1</meta:editing-cycles>
    <meta:document-statistic meta:table-count="3" meta:cell-count="311" meta:object-count="0"/>
  </office:meta>
</office:document-meta>
</file>